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Lucida Sans Unicode" officeooo:rsid="0016c94a" officeooo:paragraph-rsid="0016c94a"/>
    </style:style>
    <style:style style:name="P2" style:family="paragraph" style:parent-style-name="Standard">
      <style:text-properties style:font-name="Lucida Sans Unicode" fo:font-size="18pt" style:text-underline-style="solid" style:text-underline-width="auto" style:text-underline-color="font-color" fo:font-weight="bold" officeooo:rsid="0016c94a" officeooo:paragraph-rsid="0016c94a" style:font-size-asian="15.75pt" style:font-weight-asian="bold" style:font-size-complex="18pt" style:font-weight-complex="bold"/>
    </style:style>
    <style:style style:name="P3" style:family="paragraph" style:parent-style-name="Standard">
      <style:text-properties style:font-name="Lucida Sans Unicode" fo:font-size="18pt" style:text-underline-style="none" fo:font-weight="normal" officeooo:rsid="0016c94a" officeooo:paragraph-rsid="0016c94a" style:font-size-asian="15.75pt" style:font-weight-asian="normal" style:font-size-complex="18pt" style:font-weight-complex="normal"/>
    </style:style>
    <style:style style:name="P4" style:family="paragraph" style:parent-style-name="Standard">
      <style:text-properties style:font-name="Lucida Sans Unicode" fo:font-size="14pt" style:text-underline-style="none" fo:font-weight="normal" officeooo:rsid="0016c94a" officeooo:paragraph-rsid="0016c94a" style:font-size-asian="12.25pt" style:font-weight-asian="normal" style:font-size-complex="14pt" style:font-weight-complex="normal"/>
    </style:style>
    <style:style style:name="P5" style:family="paragraph" style:parent-style-name="Standard">
      <style:text-properties style:font-name="Lucida Sans Unicode" fo:font-size="14pt" style:text-underline-style="none" fo:font-weight="normal" officeooo:rsid="001bed4e" officeooo:paragraph-rsid="001bed4e" style:font-size-asian="12.25pt" style:font-weight-asian="normal" style:font-size-complex="14pt" style:font-weight-complex="normal"/>
    </style:style>
    <style:style style:name="P6" style:family="paragraph" style:parent-style-name="Standard">
      <style:text-properties style:font-name="Lucida Sans Unicode" fo:font-size="14pt" style:text-underline-style="none" fo:font-weight="normal" officeooo:rsid="001de09a" officeooo:paragraph-rsid="001de09a" style:font-size-asian="12.25pt" style:font-weight-asian="normal" style:font-size-complex="14pt" style:font-weight-complex="normal"/>
    </style:style>
    <style:style style:name="P7" style:family="paragraph" style:parent-style-name="Standard">
      <style:text-properties style:font-name="Lucida Sans Unicode" fo:font-size="14pt" style:text-underline-style="none" fo:font-weight="normal" officeooo:rsid="001e9f9e" officeooo:paragraph-rsid="001e9f9e" style:font-size-asian="12.25pt" style:font-weight-asian="normal" style:font-size-complex="14pt" style:font-weight-complex="normal"/>
    </style:style>
    <style:style style:name="P8" style:family="paragraph" style:parent-style-name="Standard">
      <style:text-properties style:font-name="Lucida Sans Unicode" fo:font-size="14pt" style:text-underline-style="none" fo:font-weight="normal" officeooo:rsid="00211552" officeooo:paragraph-rsid="00211552" style:font-size-asian="12.25pt" style:font-weight-asian="normal" style:font-size-complex="14pt" style:font-weight-complex="normal"/>
    </style:style>
    <style:style style:name="P9" style:family="paragraph" style:parent-style-name="Standard">
      <style:text-properties style:font-name="Lucida Sans Unicode" fo:font-size="14pt" style:text-underline-style="none" fo:font-weight="normal" officeooo:rsid="0021b96a" officeooo:paragraph-rsid="0021b96a" style:font-size-asian="12.25pt" style:font-weight-asian="normal" style:font-size-complex="14pt" style:font-weight-complex="normal"/>
    </style:style>
    <style:style style:name="P10" style:family="paragraph" style:parent-style-name="Standard">
      <style:text-properties style:font-name="Lucida Sans Unicode" fo:font-size="14pt" style:text-underline-style="none" fo:font-weight="normal" officeooo:rsid="0027697f" officeooo:paragraph-rsid="0027697f" style:font-size-asian="12.25pt" style:font-weight-asian="normal" style:font-size-complex="14pt" style:font-weight-complex="normal"/>
    </style:style>
    <style:style style:name="P11" style:family="paragraph" style:parent-style-name="Standard">
      <style:text-properties style:font-name="Lucida Sans Unicode" fo:font-size="14pt" style:text-underline-style="none" fo:font-weight="normal" officeooo:rsid="002b3cb8" officeooo:paragraph-rsid="002b3cb8" style:font-size-asian="12.25pt" style:font-weight-asian="normal" style:font-size-complex="14pt" style:font-weight-complex="normal"/>
    </style:style>
    <style:style style:name="P12" style:family="paragraph" style:parent-style-name="Standard">
      <style:text-properties style:font-name="Lucida Sans Unicode" fo:font-size="14pt" style:text-underline-style="none" fo:font-weight="normal" officeooo:rsid="002cde97" officeooo:paragraph-rsid="002cde97" style:font-size-asian="12.25pt" style:font-weight-asian="normal" style:font-size-complex="14pt" style:font-weight-complex="normal"/>
    </style:style>
    <style:style style:name="P13" style:family="paragraph" style:parent-style-name="Standard">
      <style:text-properties style:font-name="Lucida Sans Unicode" fo:font-size="14pt" style:text-underline-style="none" fo:font-weight="normal" officeooo:rsid="002e4574" officeooo:paragraph-rsid="002e4574" style:font-size-asian="12.25pt" style:font-weight-asian="normal" style:font-size-complex="14pt" style:font-weight-complex="normal"/>
    </style:style>
    <style:style style:name="T1" style:family="text">
      <style:text-properties officeooo:rsid="001979b3"/>
    </style:style>
    <style:style style:name="T2" style:family="text">
      <style:text-properties officeooo:rsid="001a8279"/>
    </style:style>
    <style:style style:name="T3" style:family="text">
      <style:text-properties officeooo:rsid="001de09a"/>
    </style:style>
    <style:style style:name="T4" style:family="text">
      <style:text-properties officeooo:rsid="00238a7f"/>
    </style:style>
    <style:style style:name="T5" style:family="text">
      <style:text-properties officeooo:rsid="002531b4"/>
    </style:style>
    <style:style style:name="T6" style:family="text">
      <style:text-properties officeooo:rsid="002593db"/>
    </style:style>
    <style:style style:name="T7" style:family="text">
      <style:text-properties officeooo:rsid="0027f07a"/>
    </style:style>
    <style:style style:name="T8" style:family="text">
      <style:text-properties officeooo:rsid="002b6fc7"/>
    </style:style>
    <style:style style:name="T9" style:family="text">
      <style:text-properties officeooo:rsid="002e45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 continuación, presento la resolución al <text:span text:style-name="T3">T</text:span>rabajo Práctico Final.</text:p>
      <text:p text:style-name="P2"/>
      <text:p text:style-name="P2">Parte 1: <text:span text:style-name="T1">Creación de una marca:</text:span></text:p>
      <text:p text:style-name="P3"/>
      <text:p text:style-name="P5">Bueno, voy a crear a la marca registrada “<text:span text:style-name="T4">F</text:span>umbo”.</text:p>
      <text:p text:style-name="P6"><text:span text:style-name="T4">F</text:span>umbo es un software del tipo Sistema Operativo, que viene a ser una nueva competencia para sistemas como los de Mac OS. Una versión mejorada.</text:p>
      <text:p text:style-name="P6"/>
      <text:p text:style-name="P7">Es una empresa, que con su proyecto principal, se propone alcanzar a casi todo tipo de usuario. El nombre de la empresa encargada es “<text:span text:style-name="T4">Varta</text:span>Tech”.</text:p>
      <text:p text:style-name="P7"/>
      <text:p text:style-name="P8">Apunta a una gama extensa de usuarios, porque tiene como ambición tener el equilibrio perfecto entre usuarios que apuntan tanto a <text:span text:style-name="T6">jugadores de videojuegos</text:span>, desarrollo gráfico, desarrollo general, y usuario inexperto. Además de adaptar perfectamente con facilidad software libre y privado.</text:p>
      <text:p text:style-name="P8"/>
      <text:p text:style-name="P9">Ambas nominaciones <text:span text:style-name="T5">(Fumbo y VartaTech)</text:span> <text:span text:style-name="T4">fueron pautadas con la base esencial de ser nombres simples y fáciles de pronunciar y leer. Además, como dato de color “Fumbo” significa Misterio en Suajili, lenguaje hablado en Kenia, Asia. Y la traducción de palabras del nombre empresarial, vendría a ser “Negociaciones técnico”, primera palabra y segunda en Hindi de India, e Inglés respectivamente. Los nombres no pretenden llegar a tener ningún sentido más que el de ser nombres cortos y sonoros.</text:span></text:p>
      <text:p text:style-name="P9"/>
      <text:p text:style-name="P10">El isologotipo de Fumbo, al igual que el nombre de su marca, propone sencillez en el aspecto visual, y fonético en el nombre. Su isologo se puede componer tanto de las letras solas, el símbolo solo, o ambas.</text:p>
      <text:p text:style-name="P10"><text:soft-page-break/>¿Por qué un signo de pregunta como isologotipo? Porque la empresa, al descubrir que Fumbo significa “misterio” en Suajili, decidió seguir el curso del proyecto, haciendo que el sistema sea abierto a que cualquier persona, se sienta completamente libre de experimentar cosas nuevas, de la forma más fácil y accesible posible, <text:span text:style-name="T7">e incentivar mediante distintos algoritmos a esa persona, a encontrar eso que tanto le puede llegar a gustar. Además, un signo de pregunta como isologotipo puede llegar a despertar curiosidad en un gran abanico de personas.</text:span></text:p>
      <text:p text:style-name="P4"/>
      <text:p text:style-name="P2">Parte <text:span text:style-name="T2">2</text:span>: <text:span text:style-name="T2">Maqueta de Página Web:</text:span></text:p>
      <text:p text:style-name="P3"/>
      <text:p text:style-name="P11">Prácticamente toda la web se fundamenta de lo mismo. Constituir una web <text:span text:style-name="T8">para demostrar a la gente que y como es el sistema operativo, con sus distintos segmentos, sector de productos y descargas, contacto, y de más. Además, en el cuerpo de la web, hay unos segmentos etiquetados en celeste que ajustan la distribución de el contenido de esa web, este se extiende todo lo que sea necesario.</text:span></text:p>
      <text:p text:style-name="P12">Duran<text:span text:style-name="T9">te toda la composición de la marca, la misma esta hecha prácticamente de las tonalidades de rojo, para así mejorar el contacto visual al usuario, y brindar una sensación de mayor cercanía.</text:span></text:p>
      <text:p text:style-name="P13">Por último, encontramos al pie de página, que marca a los contactos de la empresa, y redes sociales, además de declarar el copyright de la empre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ucida Sans Unicode" officeooo:rsid="0016c94a" officeooo:paragraph-rsid="0016c94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Noodt Molins Federico Nicolas Dari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8T20:10:05.766000000</meta:creation-date>
    <meta:generator>LibreOffice/6.1.3.2$Windows_X86_64 LibreOffice_project/86daf60bf00efa86ad547e59e09d6bb77c699acb</meta:generator>
    <dc:date>2021-07-31T01:12:41.928000000</dc:date>
    <meta:editing-duration>PT1H16M</meta:editing-duration>
    <meta:editing-cycles>16</meta:editing-cycles>
    <meta:document-statistic meta:table-count="0" meta:image-count="0" meta:object-count="0" meta:page-count="2" meta:paragraph-count="14" meta:word-count="455" meta:character-count="2760" meta:non-whitespace-character-count="2319"/>
  </office:meta>
</office:document-meta>
</file>